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2a4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2a4b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42a4b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42a4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طَفِّفِينَ]</text:h>
      <text:p text:style-name="P2" loext:marker-style-name="T2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ؐ وَيْــلٌ لِّلْمُطَفِّفِينَ </text:span><text:span text:style-name="T4">(1)</text:span><text:span text:style-name="T2"> </text:span><text:span text:style-name="T3">۰</text:span><text:span text:style-name="T2">لذِيــنَ إِذَا "كْتَالُواْ عَلَــي </text:span><text:span text:style-name="T3">۰</text:span><text:span text:style-name="T2">لنَّاسسسِ يَسْتَوْفُونَ </text:span><text:span text:style-name="T4">(2)</text:span><text:span text:style-name="T2"> وَإِذَا كَالُوهُمُ; أَو وَّزَنُوهُمْ يُخْسِرُونَؐ </text:span><text:span text:style-name="T4">(3)</text:span><text:span text:style-name="T2"> أَلاَ يَظُنُّ ٱُوْلَئِــكَ أَنَّهُم مَّبْعُوثُونَ </text:span><text:span text:style-name="T4">(4)</text:span><text:span text:style-name="T2"> لِيَوْمٖ عَظِيمٍ </text:span><text:span text:style-name="T4">(5)</text:span><text:span text:style-name="T2"> يَوْمَ يَقُومُ </text:span><text:span text:style-name="T3">۴</text:span><text:span text:style-name="T2">لنَّاسُ لِرَبِّ </text:span><text:span text:style-name="T3">۱</text:span><text:span text:style-name="T2">لْعَـٰلَمِينَؐ </text:span><text:span text:style-name="T4">(6)</text:span><text:span text:style-name="T2"> كَلٓاَّ إِنَّ كِتَـٰبَ </text:span><text:span text:style-name="T3">۰</text:span><text:span text:style-name="T2">ڤْفُجّۭارۣ لَفِى سِجِّينٍؐ </text:span><text:span text:style-name="T4">(7)</text:span><text:span text:style-name="T2"> وَمَآ أَدْرۭيٰكَ مَا سِجِّينٌ </text:span><text:span text:style-name="T4">(8)</text:span><text:span text:style-name="T2"> كِتَـٰبٌ مَّرْقُومٌؐ </text:span><text:span text:style-name="T4">(9)</text:span><text:span text:style-name="T2"> وَيْلٌ يَوْمَئِذٍ لِّلْمُكَذِّبِينَ </text:span><text:span text:style-name="T4">(10)</text:span><text:span text:style-name="T2"> </text:span><text:span text:style-name="T3">۰</text:span><text:span text:style-name="T2">لذِينَ يُكَذِّبُونَ بِيَوْمِ </text:span><text:span text:style-name="T3">۱</text:span><text:span text:style-name="T2">لدِّينِؐ </text:span><text:span text:style-name="T4">(11)</text:span><text:span text:style-name="T2"> وَمَا يُكَذِّبُ بِهِ“ إِلاَّ كُــلُّ مُعْتَدٖ اَثِيمٖ </text:span><text:span text:style-name="T4">(12)</text:span><text:span text:style-name="T2"> اِذَا تُتْلۭــيٰ عَلَيْهِ ءَايَـٰتُنَا قَالَ أَسَـٰطِيرُ </text:span><text:span text:style-name="T3">۴</text:span><text:span text:style-name="T2">لاَوَّلِينَؐ </text:span><text:span text:style-name="T4">(13)</text:span><text:span text:style-name="T2"> ® كَلاَّ بَل رَّانَ عَلَــيٰ قُلُوبِهِم مَّا كَانُواْ يَكْسِبُونَؐ </text:span><text:span text:style-name="T4">(14)</text:span><text:span text:style-name="T2"> كَلٓاَّ إِنَّهُمْ عَن رَّبِّهِمْ يَوْمَئِذٍ ڤَّمَحْجُوبُونَؐ </text:span><text:span text:style-name="T4">(15)</text:span><text:span text:style-name="T2"> ثُمَّ إِنَّهُمْ لَصَالُواْ </text:span><text:span text:style-name="T3">۴</text:span><text:span text:style-name="T2">لْجَحِيمِؐ </text:span><text:span text:style-name="T4">(16)</text:span><text:span text:style-name="T2"> ثُمَّ يُقَالُ هَـٰذَا </text:span><text:span text:style-name="T3">۰ﻟ﮲</text:span><text:span text:style-name="T2"> كُنتُم بِهِ” تُكَذِّبُونَؐ </text:span><text:span text:style-name="T4">(17)</text:span><text:span text:style-name="T2"> كَلٓاَّ إِنَّ كِتَـٰبَ</text:span></text:p>
      <text:p text:style-name="P3" loext:marker-style-name="T2"/>
      <text:p text:style-name="P4" loext:marker-style-name="T2"><text:span text:style-name="T2">618</text:span></text:p>
      <text:p text:style-name="P2" loext:marker-style-name="T2"><text:span text:style-name="T3">۰</text:span><text:span text:style-name="T2">لاَبْرۭارۣ لَفِى عِلِّيِّينَؐ </text:span><text:span text:style-name="T4">(18)</text:span><text:span text:style-name="T2"> وَمَآ أَدْرۭيٰــكَ مَا عِلِّيُّونَ </text:span><text:span text:style-name="T4">(19)</text:span><text:span text:style-name="T2"> كِتَـٰبٌ مَّرْقُومٌ </text:span><text:span text:style-name="T4">(20)</text:span><text:span text:style-name="T2"> يَشْهَدُهُ </text:span><text:span text:style-name="T3">۴</text:span><text:span text:style-name="T2">لْمُقَرَّبُونَؐ </text:span><text:span text:style-name="T4">(21)</text:span><text:span text:style-name="T2"> إِنَّ </text:span><text:span text:style-name="T3">۰</text:span><text:span text:style-name="T2">لاَبْرَارَ لَفِى نَعِيمٖ </text:span><text:span text:style-name="T4">(22)</text:span><text:span text:style-name="T2"> عَلَــي </text:span><text:span text:style-name="T3">۰</text:span><text:span text:style-name="T2">لاَرَآئِــكِ يَنظُرُونَ </text:span><text:span text:style-name="T4">(23)</text:span><text:span text:style-name="T2"> تَعْرۣفُ فِى وُجُوهِهِمْ نَضْرَةَ </text:span><text:span text:style-name="T3">۰</text:span><text:span text:style-name="T2">لنَّعِيمِ </text:span><text:span text:style-name="T4">(24)</text:span><text:span text:style-name="T2"> يُسْقَوْنَ مِن رَّحِيقٍ مَّخْتُومٖ </text:span><text:span text:style-name="T4">(25)</text:span><text:span text:style-name="T2"> خِتَـٰمُهُ„ مِسْكٌؐ وَفِى ذَ؛لِــكَ فَلْيَتَنَافَـسِ </text:span><text:span text:style-name="T3">۱</text:span><text:span text:style-name="T2">لْمُتَنَـٰفِسُونَؐ </text:span><text:span text:style-name="T4">(26)</text:span><text:span text:style-name="T2"> وَمِزَاجُهُ„ مِــن تَسْنِيمٖ </text:span><text:span text:style-name="T4">(27)</text:span><text:span text:style-name="T2"> عَيْناً يَشْرَبُ بِهَا </text:span><text:span text:style-name="T3">۰</text:span><text:span text:style-name="T2">لْمُقَرَّبُونَؐ </text:span><text:span text:style-name="T4">(28)</text:span><text:span text:style-name="T2"> إِنَّ </text:span><text:span text:style-name="T3">۰</text:span><text:span text:style-name="T2">لذِينَ أَجْرَمُواْ كَانُواْ مِــنَ </text:span><text:span text:style-name="T3">۰</text:span><text:span text:style-name="T2">لذِيــنَ ءَامَنُواْ يَضْحَكُونَ </text:span><text:span text:style-name="T4">(29)</text:span><text:span text:style-name="T2"> وَإِذَا مَرُّواْ بِهِمْ يَتَغَامَزُونَ </text:span><text:span text:style-name="T4">(30)</text:span><text:span text:style-name="T2"> وَإِذَا "نقَلَبُوٓاْ إِلَيٰٓ أَهْلِهِمُ èنقَلَبُواْ فَـٰكِهِينَ </text:span><text:span text:style-name="T4">(31)</text:span><text:span text:style-name="T2"> وَإِذَا رَأَوْهُمْ قَالُوٓاْ إِنَّ هَـٰٓؤُلآَءِ لَضَآلُّونَ </text:span><text:span text:style-name="T4">(32)</text:span><text:span text:style-name="T2"> وَمَآ ٱُرْسِلُواْ عَلَيْهِمْ حَـٰفِظِينَؐ </text:span><text:span text:style-name="T4">(33)</text:span><text:span text:style-name="T2"> فَالْيَوْمَ </text:span><text:span text:style-name="T3">۰</text:span><text:span text:style-name="T2">لذِيــنَ ءَامَنُواْ مِــنَ </text:span><text:span text:style-name="T3">۰</text:span><text:span text:style-name="T2">لْكُفّۭارۣ يَضْحَكُونَ </text:span><text:span text:style-name="T4">(34)</text:span><text:span text:style-name="T2"> عَلَــي </text:span><text:span text:style-name="T3">۰</text:span><text:span text:style-name="T2">لاَرَآئِــكِؐ يَنظُرُونَ </text:span><text:span text:style-name="T4">(35)</text:span><text:span text:style-name="T2"> هَلْ ثُوّۣبَ </text:span><text:span text:style-name="T3">۰</text:span><text:span text:style-name="T2">لْكُفَّارُ مَا كَانُواْ يَفْعَلُونَ </text:span><text:span text:style-name="T4">(36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5:46.676579713</meta:creation-date>
    <dc:date>2025-03-03T14:36:01.462501352</dc:date>
    <meta:editing-duration>PT16S</meta:editing-duration>
    <meta:editing-cycles>1</meta:editing-cycles>
    <meta:document-statistic meta:table-count="0" meta:image-count="0" meta:object-count="0" meta:page-count="2" meta:paragraph-count="4" meta:word-count="213" meta:character-count="1184" meta:non-whitespace-character-count="974"/>
    <meta:generator>LibreOffice/24.8.2.1$Linux_X86_64 LibreOffice_project/0f794b6e29741098670a3b95d60478a65d05ef13</meta:generator>
  </office:meta>
</office:document-meta>
</file>